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WithTimeoutTest.callMock( final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WithTimeoutTest.should_verify_with_only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WithTimeoutTest.should_return_formatted_output_from_toString_when_created_with_factory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WithTimeoutTest.should_verify_with_only_and_fail_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WithTimeoutTest.should_return_formatted_output_from_toString_using_wrapped_verification_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WithTimeoutTest.should_verify_with_at_least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WithTimeout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ithTimeoutTest.should_verify_with_at_least_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WithTimeoutTest.should_verify_with_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WithTimeoutTest.should_return_formatted_output_from_toString_when_chaining_other_verification_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WithTimeoutTest.should_verify_with_timeout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WithTimeoutTest.should_verify_with_timeout_and_fail_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WithTimeoutTest.should_verify_with_at_le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WithTimeout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ithTimeoutTest.should_verify_with_times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WithTimeout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ithTimeoutTest.should_verify_with_times_x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WithTimeout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ithTimeoutTest.should_verify_with_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